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Open Sans" fo:font-size="11pt" officeooo:paragraph-rsid="001c5ae6" style:font-size-asian="11pt" style:font-size-complex="11pt"/>
    </style:style>
    <style:style style:name="P2" style:family="paragraph" style:parent-style-name="Standard">
      <style:paragraph-properties fo:text-align="center" style:justify-single-word="false"/>
      <style:text-properties style:font-name="Open Sans" fo:font-size="11pt" officeooo:paragraph-rsid="00069ebc" style:font-size-asian="11pt" style:font-size-complex="11pt"/>
    </style:style>
    <style:style style:name="P3" style:family="paragraph" style:parent-style-name="Text_20_body">
      <style:text-properties style:font-name="Open Sans" fo:font-size="11pt" fo:font-weight="bold" style:font-size-asian="11pt" style:font-weight-asian="bold" style:font-size-complex="11pt" style:font-weight-complex="bold"/>
    </style:style>
    <style:style style:name="P4" style:family="paragraph" style:parent-style-name="Text_20_body">
      <style:text-properties style:font-name="Open Sans" fo:font-size="11pt" style:font-size-asian="11pt" style:font-size-complex="11pt"/>
    </style:style>
    <style:style style:name="P5" style:family="paragraph" style:parent-style-name="Text_20_body">
      <style:text-properties style:font-name="Open Sans" fo:font-size="11pt" officeooo:paragraph-rsid="000c1c77" style:font-size-asian="11pt" style:font-size-complex="11pt"/>
    </style:style>
    <style:style style:name="P6" style:family="paragraph" style:parent-style-name="Text_20_body">
      <style:text-properties style:font-name="Open Sans" fo:font-size="11pt" officeooo:paragraph-rsid="0030640b" style:font-size-asian="11pt" style:font-size-complex="11pt"/>
    </style:style>
    <style:style style:name="P7" style:family="paragraph" style:parent-style-name="Text_20_body">
      <style:text-properties style:font-name="Open Sans" fo:font-size="11pt" officeooo:paragraph-rsid="003161d6" style:font-size-asian="11pt" style:font-size-complex="11pt"/>
    </style:style>
    <style:style style:name="P8" style:family="paragraph" style:parent-style-name="Text_20_body">
      <style:text-properties style:font-name="Open Sans" fo:font-size="11pt" officeooo:rsid="0036c2c5" officeooo:paragraph-rsid="0036c2c5" style:font-size-asian="11pt" style:font-size-complex="11pt"/>
    </style:style>
    <style:style style:name="P9" style:family="paragraph" style:parent-style-name="Text_20_body">
      <style:text-properties style:font-name="Open Sans" fo:font-size="11pt" fo:font-weight="normal" officeooo:paragraph-rsid="002f67ff" style:font-size-asian="11pt" style:font-weight-asian="normal" style:font-size-complex="11pt" style:font-weight-complex="normal"/>
    </style:style>
    <style:style style:name="P10" style:family="paragraph" style:parent-style-name="Text_20_body">
      <style:text-properties style:font-name="Open Sans" fo:font-size="11pt" fo:font-weight="normal" officeooo:paragraph-rsid="003161d6" style:font-size-asian="11pt" style:font-weight-asian="normal" style:font-size-complex="11pt" style:font-weight-complex="normal"/>
    </style:style>
    <style:style style:name="P11" style:family="paragraph" style:parent-style-name="Text_20_body">
      <style:text-properties style:font-name="Open Sans" fo:font-size="11pt" fo:font-weight="normal" officeooo:paragraph-rsid="0030640b" style:font-size-asian="11pt" style:font-weight-asian="normal" style:font-size-complex="11pt" style:font-weight-complex="normal"/>
    </style:style>
    <style:style style:name="P12" style:family="paragraph" style:parent-style-name="Text_20_body">
      <style:paragraph-properties fo:margin-left="0.4925in" fo:margin-right="0in" fo:text-indent="0in" style:auto-text-indent="false"/>
      <style:text-properties style:font-name="Open Sans" fo:font-size="11pt" style:font-size-asian="11pt" style:font-size-complex="11pt"/>
    </style:style>
    <style:style style:name="P13" style:family="paragraph" style:parent-style-name="Standard" style:master-page-name="Standard">
      <style:paragraph-properties fo:text-align="center" style:justify-single-word="false" style:page-number="auto"/>
      <style:text-properties style:font-name="Open Sans" fo:font-size="11pt" style:text-underline-style="solid" style:text-underline-width="auto" style:text-underline-color="font-color" fo:font-weight="bold" officeooo:paragraph-rsid="00069ebc" style:font-size-asian="11pt" style:font-weight-asian="bold" style:font-size-complex="11pt" style:font-weight-complex="bold"/>
    </style:style>
    <style:style style:name="P14" style:family="paragraph" style:parent-style-name="Text_20_body">
      <style:paragraph-properties fo:margin-left="0.4925in" fo:margin-right="0in" fo:text-indent="0in" style:auto-text-indent="false"/>
      <style:text-properties style:font-name="Open Sans" fo:font-size="11pt" officeooo:rsid="0030640b" officeooo:paragraph-rsid="0030640b" style:font-size-asian="11pt" style:font-size-complex="11pt"/>
    </style:style>
    <style:style style:name="P15" style:family="paragraph" style:parent-style-name="Text_20_body">
      <style:text-properties style:font-name="Open Sans" fo:font-size="11pt" fo:font-weight="normal" officeooo:rsid="0036c2c5" officeooo:paragraph-rsid="0036c2c5" style:font-size-asian="11pt" style:font-weight-asian="normal" style:font-size-complex="11pt" style:font-weight-complex="normal"/>
    </style:style>
    <style:style style:name="P16" style:family="paragraph" style:parent-style-name="Text_20_body" style:list-style-name="L1">
      <style:text-properties style:font-name="Open Sans" fo:font-size="11pt" fo:font-weight="normal" officeooo:rsid="002f67ff" officeooo:paragraph-rsid="002f67ff" style:font-size-asian="11pt" style:font-weight-asian="normal" style:font-size-complex="11pt" style:font-weight-complex="normal"/>
    </style:style>
    <style:style style:name="P17" style:family="paragraph" style:parent-style-name="Text_20_body" style:list-style-name="L4">
      <style:text-properties style:font-name="Open Sans" fo:font-size="11pt" fo:font-weight="normal" officeooo:rsid="00332e78" officeooo:paragraph-rsid="00332e78" style:font-size-asian="11pt" style:font-weight-asian="normal" style:font-size-complex="11pt" style:font-weight-complex="normal"/>
    </style:style>
    <style:style style:name="P18" style:family="paragraph" style:parent-style-name="Text_20_body" style:list-style-name="L7">
      <style:text-properties style:font-name="Open Sans" fo:font-size="11pt" fo:font-weight="normal" officeooo:rsid="00332e78" officeooo:paragraph-rsid="00332e78" style:font-size-asian="11pt" style:font-weight-asian="normal" style:font-size-complex="11pt" style:font-weight-complex="normal"/>
    </style:style>
    <style:style style:name="P19" style:family="paragraph" style:parent-style-name="Text_20_body" style:list-style-name="L9">
      <style:text-properties style:font-name="Open Sans" fo:font-size="11pt" fo:font-weight="normal" officeooo:rsid="00332e78" officeooo:paragraph-rsid="00332e78" style:font-size-asian="11pt" style:font-weight-asian="normal" style:font-size-complex="11pt" style:font-weight-complex="normal"/>
    </style:style>
    <style:style style:name="P20" style:family="paragraph" style:parent-style-name="Text_20_body" style:list-style-name="L10">
      <style:text-properties style:font-name="Open Sans" fo:font-size="11pt" fo:font-weight="normal" officeooo:rsid="00332e78" officeooo:paragraph-rsid="00332e78" style:font-size-asian="11pt" style:font-weight-asian="normal" style:font-size-complex="11pt" style:font-weight-complex="normal"/>
    </style:style>
    <style:style style:name="P21" style:family="paragraph" style:parent-style-name="Text_20_body" style:list-style-name="L5">
      <style:text-properties style:font-name="Open Sans" fo:font-size="11pt" fo:font-weight="normal" officeooo:rsid="003161d6" officeooo:paragraph-rsid="003161d6" style:font-size-asian="11pt" style:font-weight-asian="normal" style:font-size-complex="11pt" style:font-weight-complex="normal"/>
    </style:style>
    <style:style style:name="P22" style:family="paragraph" style:parent-style-name="Text_20_body" style:list-style-name="L6">
      <style:text-properties style:font-name="Open Sans" fo:font-size="11pt" fo:font-weight="normal" officeooo:rsid="002daa17" officeooo:paragraph-rsid="0030640b" style:font-size-asian="11pt" style:font-weight-asian="normal" style:font-size-complex="11pt" style:font-weight-complex="normal"/>
    </style:style>
    <style:style style:name="P23" style:family="paragraph" style:parent-style-name="Text_20_body" style:list-style-name="L6">
      <style:text-properties style:font-name="Open Sans" fo:font-size="11pt" fo:font-weight="normal" officeooo:rsid="0030640b" officeooo:paragraph-rsid="0030640b" style:font-size-asian="11pt" style:font-weight-asian="normal" style:font-size-complex="11pt" style:font-weight-complex="normal"/>
    </style:style>
    <style:style style:name="P24" style:family="paragraph" style:parent-style-name="Text_20_body" style:list-style-name="L8">
      <style:text-properties style:font-name="Open Sans" fo:font-size="11pt" fo:font-weight="normal" officeooo:paragraph-rsid="00332e78" style:font-size-asian="11pt" style:font-weight-asian="normal" style:font-size-complex="11pt" style:font-weight-complex="normal"/>
    </style:style>
    <style:style style:name="P25" style:family="paragraph" style:parent-style-name="Text_20_body">
      <style:text-properties style:font-name="Open Sans" fo:font-size="11pt" fo:font-weight="normal" officeooo:rsid="00264282" officeooo:paragraph-rsid="00332e78" style:font-size-asian="11pt" style:font-weight-asian="normal" style:font-size-complex="11pt" style:font-weight-complex="normal"/>
    </style:style>
    <style:style style:name="P26" style:family="paragraph" style:parent-style-name="Text_20_body" style:list-style-name="L9">
      <style:text-properties style:font-name="Open Sans" fo:font-size="11pt" fo:font-weight="normal" officeooo:rsid="00264282" officeooo:paragraph-rsid="00332e78" style:font-size-asian="11pt" style:font-weight-asian="normal" style:font-size-complex="11pt" style:font-weight-complex="normal"/>
    </style:style>
    <style:style style:name="P27" style:family="paragraph" style:parent-style-name="Text_20_body" style:list-style-name="L9">
      <style:text-properties style:font-name="Open Sans" fo:font-size="11pt" fo:font-weight="normal" officeooo:rsid="003623e5" officeooo:paragraph-rsid="00332e78" style:font-size-asian="11pt" style:font-weight-asian="normal" style:font-size-complex="11pt" style:font-weight-complex="normal"/>
    </style:style>
    <style:style style:name="P28" style:family="paragraph" style:parent-style-name="Text_20_body">
      <style:text-properties style:font-name="Open Sans" fo:font-size="11pt" fo:font-weight="normal" officeooo:rsid="00296c60" officeooo:paragraph-rsid="00332e78" style:font-size-asian="11pt" style:font-weight-asian="normal" style:font-size-complex="11pt" style:font-weight-complex="normal"/>
    </style:style>
    <style:style style:name="P29" style:family="paragraph" style:parent-style-name="Text_20_body">
      <style:text-properties style:font-name="Open Sans" fo:font-size="11pt" officeooo:rsid="001fd5c5" officeooo:paragraph-rsid="002f67ff" style:font-size-asian="11pt" style:font-size-complex="11pt"/>
    </style:style>
    <style:style style:name="P30" style:family="paragraph" style:parent-style-name="Text_20_body" style:list-style-name="L1">
      <style:text-properties style:font-name="Open Sans" fo:font-size="11pt" officeooo:rsid="001fd5c5" officeooo:paragraph-rsid="002f67ff" style:font-size-asian="11pt" style:font-size-complex="11pt"/>
    </style:style>
    <style:style style:name="P31" style:family="paragraph" style:parent-style-name="Text_20_body" style:list-style-name="L1">
      <style:text-properties style:font-name="Open Sans" fo:font-size="11pt" officeooo:paragraph-rsid="002f67ff" style:font-size-asian="11pt" style:font-size-complex="11pt"/>
    </style:style>
    <style:style style:name="P32" style:family="paragraph" style:parent-style-name="Text_20_body" style:list-style-name="L2">
      <style:text-properties style:font-name="Open Sans" fo:font-size="11pt" officeooo:paragraph-rsid="002f67ff" style:font-size-asian="11pt" style:font-size-complex="11pt"/>
    </style:style>
    <style:style style:name="P33" style:family="paragraph" style:parent-style-name="Text_20_body">
      <style:text-properties style:font-name="Open Sans" fo:font-size="11pt" officeooo:rsid="00219175" officeooo:paragraph-rsid="003161d6" style:font-size-asian="11pt" style:font-size-complex="11pt"/>
    </style:style>
    <style:style style:name="P34" style:family="paragraph" style:parent-style-name="Text_20_body" style:list-style-name="L3">
      <style:text-properties style:font-name="Open Sans" fo:font-size="11pt" officeooo:paragraph-rsid="003161d6" style:font-size-asian="11pt" style:font-size-complex="11pt"/>
    </style:style>
    <style:style style:name="P35" style:family="paragraph" style:parent-style-name="Text_20_body" style:list-style-name="L3">
      <style:text-properties style:font-name="Open Sans" fo:font-size="11pt" officeooo:paragraph-rsid="00332e78" style:font-size-asian="11pt" style:font-size-complex="11pt"/>
    </style:style>
    <style:style style:name="P36" style:family="paragraph" style:parent-style-name="Text_20_body" style:list-style-name="L3">
      <style:text-properties style:font-name="Open Sans" fo:font-size="11pt" officeooo:rsid="0032c1f4" officeooo:paragraph-rsid="003161d6" style:font-size-asian="11pt" style:font-size-complex="11pt"/>
    </style:style>
    <style:style style:name="P37" style:family="paragraph" style:parent-style-name="Text_20_body" style:list-style-name="L4">
      <style:text-properties style:font-name="Open Sans" fo:font-size="11pt" officeooo:rsid="00326e69" officeooo:paragraph-rsid="00326e69" style:font-size-asian="11pt" style:font-size-complex="11pt"/>
    </style:style>
    <style:style style:name="P38" style:family="paragraph" style:parent-style-name="Text_20_body" style:list-style-name="L4">
      <style:text-properties style:font-name="Open Sans" fo:font-size="11pt" officeooo:rsid="003161d6" officeooo:paragraph-rsid="003161d6" style:font-size-asian="11pt" style:font-size-complex="11pt"/>
    </style:style>
    <style:style style:name="P39" style:family="paragraph" style:parent-style-name="Text_20_body" style:list-style-name="L7">
      <style:text-properties style:font-name="Open Sans" fo:font-size="11pt" officeooo:paragraph-rsid="003161d6" style:font-size-asian="11pt" style:font-size-complex="11pt"/>
    </style:style>
    <style:style style:name="P40" style:family="paragraph" style:parent-style-name="Text_20_body" style:list-style-name="L7">
      <style:text-properties style:font-name="Open Sans" fo:font-size="11pt" officeooo:rsid="003480f8" officeooo:paragraph-rsid="003480f8" style:font-size-asian="11pt" style:font-size-complex="11pt"/>
    </style:style>
    <style:style style:name="P41" style:family="paragraph" style:parent-style-name="Text_20_body" style:list-style-name="L8">
      <style:text-properties style:font-name="Open Sans" fo:font-size="11pt" style:font-size-asian="11pt" style:font-size-complex="11pt"/>
    </style:style>
    <style:style style:name="P42" style:family="paragraph" style:parent-style-name="Text_20_body">
      <style:text-properties style:font-name="Open Sans" fo:font-size="11pt" fo:font-weight="normal" officeooo:paragraph-rsid="0036ce3d" style:font-size-asian="11pt" style:font-size-complex="11pt"/>
    </style:style>
    <style:style style:name="P43" style:family="paragraph" style:parent-style-name="Text_20_body">
      <style:text-properties style:font-name="Open Sans" fo:font-size="11pt" style:font-size-asian="11pt" style:font-size-complex="11pt"/>
    </style:style>
    <style:style style:name="P44" style:family="paragraph" style:parent-style-name="Text_20_body">
      <style:text-properties style:font-name="Open Sans" fo:font-size="11pt" style:text-underline-style="solid" style:text-underline-width="auto" style:text-underline-color="font-color" fo:font-weight="bold" style:font-size-asian="11pt" style:font-weight-asian="bold" style:font-size-complex="11pt" style:font-weight-complex="bold"/>
    </style:style>
    <style:style style:name="P45"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Open Sans" fo:font-size="11pt" fo:font-style="normal" style:text-underline-style="none" fo:font-weight="normal" style:text-blinking="false" fo:background-color="transparent" style:font-size-asian="11pt" style:font-size-complex="11pt"/>
    </style:style>
    <style:style style:name="P46" style:family="paragraph" style:parent-style-name="Text_20_body">
      <style:paragraph-properties fo:margin-top="0in" fo:margin-bottom="0.111in" loext:contextual-spacing="false" fo:line-height="129%" style:writing-mode="lr-tb"/>
      <style:text-properties fo:font-variant="normal" fo:text-transform="none" fo:color="#000000" style:text-line-through-style="none" style:text-line-through-type="none" style:font-name="Open Sans" fo:font-size="11pt" style:text-underline-style="none" style:text-blinking="false" fo:background-color="transparen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c5ae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96c60" style:font-weight-asian="normal" style:font-weight-complex="normal"/>
    </style:style>
    <style:style style:name="T5" style:family="text">
      <style:text-properties fo:font-weight="normal" officeooo:rsid="00298053" style:font-weight-asian="normal" style:font-weight-complex="normal"/>
    </style:style>
    <style:style style:name="T6" style:family="text">
      <style:text-properties fo:font-weight="normal" officeooo:rsid="002b43c8" style:font-weight-asian="normal" style:font-weight-complex="normal"/>
    </style:style>
    <style:style style:name="T7" style:family="text">
      <style:text-properties fo:font-weight="normal" officeooo:rsid="002f67ff" style:font-weight-asian="normal" style:font-weight-complex="normal"/>
    </style:style>
    <style:style style:name="T8" style:family="text">
      <style:text-properties fo:font-weight="normal" officeooo:rsid="00332e78" style:font-weight-asian="normal" style:font-weight-complex="normal"/>
    </style:style>
    <style:style style:name="T9" style:family="text">
      <style:text-properties fo:font-weight="normal" officeooo:rsid="00219175" style:font-weight-asian="normal" style:font-weight-complex="normal"/>
    </style:style>
    <style:style style:name="T10" style:family="text">
      <style:text-properties fo:font-weight="normal" officeooo:rsid="00326e69" style:font-weight-asian="normal" style:font-weight-complex="normal"/>
    </style:style>
    <style:style style:name="T11" style:family="text">
      <style:text-properties fo:font-weight="normal" officeooo:rsid="003480f8" style:font-weight-asian="normal" style:font-weight-complex="normal"/>
    </style:style>
    <style:style style:name="T12" style:family="text">
      <style:text-properties fo:font-weight="normal" officeooo:rsid="0036ce3d" style:font-weight-asian="normal" style:font-weight-complex="normal"/>
    </style:style>
    <style:style style:name="T13" style:family="text">
      <style:text-properties fo:font-weight="normal" officeooo:rsid="0038cca6" style:font-weight-asian="normal" style:font-weight-complex="normal"/>
    </style:style>
    <style:style style:name="T14" style:family="text">
      <style:text-properties officeooo:rsid="001c5ae6"/>
    </style:style>
    <style:style style:name="T15" style:family="text">
      <style:text-properties fo:font-size="12pt" fo:font-weight="bold" officeooo:rsid="001b15a0" style:font-size-asian="12pt" style:font-weight-asian="bold" style:font-size-complex="12pt" style:font-weight-complex="bold"/>
    </style:style>
    <style:style style:name="T16" style:family="text">
      <style:text-properties officeooo:rsid="000c1c77"/>
    </style:style>
    <style:style style:name="T17" style:family="text">
      <style:text-properties officeooo:rsid="00219175"/>
    </style:style>
    <style:style style:name="T18" style:family="text">
      <style:text-properties officeooo:rsid="0022eef1"/>
    </style:style>
    <style:style style:name="T19" style:family="text">
      <style:text-properties officeooo:rsid="00298053"/>
    </style:style>
    <style:style style:name="T20" style:family="text">
      <style:text-properties officeooo:rsid="002bfe56"/>
    </style:style>
    <style:style style:name="T21" style:family="text">
      <style:text-properties officeooo:rsid="002c106c"/>
    </style:style>
    <style:style style:name="T22" style:family="text">
      <style:text-properties officeooo:rsid="002c106c" fo:background-color="transparent" loext:char-shading-value="0"/>
    </style:style>
    <style:style style:name="T23" style:family="text">
      <style:text-properties officeooo:rsid="002f67ff"/>
    </style:style>
    <style:style style:name="T24" style:family="text">
      <style:text-properties officeooo:rsid="001fd5c5"/>
    </style:style>
    <style:style style:name="T25" style:family="text">
      <style:text-properties officeooo:rsid="0030640b"/>
    </style:style>
    <style:style style:name="T26" style:family="text">
      <style:text-properties officeooo:rsid="003161d6"/>
    </style:style>
    <style:style style:name="T27" style:family="text">
      <style:text-properties officeooo:rsid="00326e69"/>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officeooo:rsid="000c1c77" style:font-weight-asian="bold" style:font-weight-complex="bold"/>
    </style:style>
    <style:style style:name="T30" style:family="text">
      <style:text-properties style:text-underline-style="solid" style:text-underline-width="auto" style:text-underline-color="font-color" officeooo:rsid="000c1c77"/>
    </style:style>
    <style:style style:name="T31" style:family="text">
      <style:text-properties style:text-underline-style="none"/>
    </style:style>
    <style:style style:name="T32" style:family="text">
      <style:text-properties officeooo:rsid="00332e78"/>
    </style:style>
    <style:style style:name="T33" style:family="text">
      <style:text-properties fo:font-variant="normal" fo:text-transform="none" fo:color="#000000" style:text-line-through-style="none" style:text-line-through-type="none" style:font-name="Calibri" fo:font-style="normal" style:text-underline-style="none"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5" style:family="text">
      <style:text-properties officeooo:rsid="0038cca6"/>
    </style:style>
    <style:style style:name="T36" style:family="text">
      <style:text-properties style:font-name="Calibri" fo:font-size="11pt" fo:font-style="normal" fo:font-weight="normal"/>
    </style:style>
    <style:style style:name="T37" style:family="text">
      <style:text-properties fo:font-size="11pt" fo:font-style="normal" fo:font-weight="normal"/>
    </style:style>
    <style:style style:name="T38" style:family="text">
      <style:text-properties fo:font-style="normal" fo:font-weight="normal"/>
    </style:style>
    <style:style style:name="T39" style:family="text">
      <style:text-properties officeooo:rsid="0036ce3d" style:font-size-asian="11pt" style:font-weight-asian="normal" style:font-size-complex="11pt" style:font-weight-complex="normal"/>
    </style:style>
    <style:style style:name="T40" style:family="text">
      <style:text-properties officeooo:rsid="0038cca6" style:font-size-asian="11pt" style:font-weight-asian="normal" style:font-size-complex="11pt" style:font-weight-complex="normal"/>
    </style:style>
    <style:style style:name="T41" style:family="text">
      <style:text-properties style:font-name="Liberation Serif"/>
    </style:style>
    <style:style style:name="T42" style:family="text">
      <style:text-properties style:font-name="Open Sans"/>
    </style:style>
    <style:style style:name="T43" style:family="text">
      <style:text-properties officeooo:rsid="0036ce3d" style:font-weight-asian="normal" style:font-weight-complex="normal"/>
    </style:style>
    <style:style style:name="T44" style:family="text">
      <style:text-properties officeooo:rsid="0038cca6" style:font-weight-asian="normal" style:font-weight-complex="normal"/>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cénario <text:span text:style-name="T17">1</text:span> : Organisation d’un évènement</text:p>
      <text:p text:style-name="P1"><text:span text:style-name="T1">Réunion </text:span><text:span text:style-name="T2">3</text:span><text:span text:style-name="T1"> : </text:span><text:span text:style-name="T15">Planification de l’évènement</text:span></text:p>
      <text:p text:style-name="P2"/>
      <text:p text:style-name="P4">L'objectif de la réunion était <text:span text:style-name="T14">le p</text:span>artage et planification <text:span text:style-name="T17">d’un colloquim sur la diffusion du GAFAM en printemps 2022</text:span> </text:p>
      <text:p text:style-name="P4"/>
      <text:p text:style-name="P3"><text:span text:style-name="T28">L’ordre du jour :</text:span> </text:p>
      <text:p text:style-name="P4">(<text:span text:style-name="T19">i</text:span>) <text:span text:style-name="T18">Fixer la date de l’evenement</text:span></text:p>
      <text:p text:style-name="P6">(ii) <text:span text:style-name="T25">Lister des tâches</text:span></text:p>
      <text:p text:style-name="P14">(a) Décrire la tâche</text:p>
      <text:p text:style-name="P14">(b) L’accorder une date</text:p>
      <text:p text:style-name="P12">(<text:span text:style-name="T25">c</text:span>) <text:span text:style-name="T26">Choisir le responsable</text:span></text:p>
      <text:p text:style-name="P4"/>
      <text:p text:style-name="P3"><text:span text:style-name="T28">Résumé :</text:span> </text:p>
      <text:p text:style-name="P4"><text:span text:style-name="T6">(i) </text:span><text:span text:style-name="T4">On planifie un colloq de trois jours pendant le troisième weekend de mai </text:span><text:span text:style-name="T5">pour donner lieu une discussion entre </text:span><text:span text:style-name="T4">les scientifiques </text:span><text:span text:style-name="T5">sur les effets du GAFAM.</text:span></text:p>
      <text:p text:style-name="P4"><text:span text:style-name="T6">(ii</text:span><text:span text:style-name="T13">A</text:span><text:span text:style-name="T6">) </text:span><text:span text:style-name="T5">Cette planification porte sur tous les aspets du colloq y compris le procurement de les sponsors, les invitées, les lieux et materieux et collations, les communications et finalement la diffusion de l’enregistrement video sur les reseaux sociaux pour la posterité.</text:span></text:p>
      <text:p text:style-name="P8"><text:span text:style-name="T12">(ii</text:span><text:span text:style-name="T13">B</text:span><text:span text:style-name="T12">) </text:span><text:span text:style-name="T5">I</text:span><text:span text:style-name="T3">l faut d’abord contacter les sponsors et les invités. Après, c’est la réservtion de la salle et du matériel. Ensuite, il faut préparer les supports scientifiques et imprimer des posters. La communication et la collation viennent à la fin. Il faut un chef de projet pendant tout le projet et on peut faire une synthèse de la colloq quelques mois après. </text:span></text:p>
      <text:p text:style-name="P15">Jahao s’occupe de la réservation de la salle et la gestion du projet. Le redacteur s’occupera de la réservation du matériel pour la salle et la préparation des supports. Emilie s’occupera de tout c<text:span text:style-name="T42">e qui est la communication avant et après l’événement ainsi que l’imprimage des affiches. Helena contactera les invités et les sponsors et s’occupera de la collation.</text:span></text:p>
      <text:p text:style-name="P42"><text:span text:style-name="T43">(ii</text:span><text:span text:style-name="T44">C</text:span><text:span text:style-name="T43">) </text:span><text:bookmark text:name="docs-internal-guid-00003ffd-7fff-ed9f-2f9b-14013a0aab00"/><text:span text:style-name="T34">Johao est le référent du projet et va donc gérer le budget et s’assurera du bon déroulement des tâches. Il réservera la salle 10 mois avant l’événement. </text:span></text:p>
      <text:p text:style-name="P45">Léna s’occupera de contacter les sponsors et les invités en premier lieu, donc un an à l’avance. Elle est aussi chargée de la préparation de la collation 2 mois à l’avance.</text:p>
      <text:p text:style-name="P46">“<text:span text:style-name="T38">L’animateur de la réunion X”  s'occupera de réserver le matériel 10 (à 12 mois) à l’avance, et de préparation des supports 7 mois à l’avance. </text:span></text:p>
      <text:p text:style-name="P45">Émilie s’occupera de la communication;  3 mois à l’avance sur les réseaux sociaux, et 2 mois à l’avance pour les affiches en présence physique. Elle imprimera les poster scientifiques 2 mois <text:soft-page-break/>à l’avance. Elle sera chargée après l’événement de la rédaction de la synthèse du coloc, et la mise en ligne des réunions en septembre 2022 (à la rentrée).</text:p>
      <text:p text:style-name="P4"><text:line-break/></text:p>
      <text:p text:style-name="P4"/>
      <text:p text:style-name="P44">Compte Rendu :<text:span text:style-name="T31"> </text:span></text:p>
      <text:p text:style-name="P4">(i) La date de l’évènement provisoire sera le deuxième weekend de mai 2022.</text:p>
      <text:p text:style-name="P4"><text:span text:style-name="T20">(ii)</text:span> <text:span text:style-name="T20">Les tâches à faire seront les suivantes :</text:span></text:p>
      <text:p text:style-name="P29">Tache 1 : Réservation de la salle :</text:p>
      <text:list xml:id="list3848870706" text:style-name="L1">
        <text:list-item>
          <text:p text:style-name="P30">Il faut le faire dès qu’on a confirmé les invités. Il faut la réserver aussi un jour avant l’événement pour les préparations. </text:p>
        </text:list-item>
        <text:list-item>
          <text:p text:style-name="P31"><text:span text:style-name="T23">Date : il faut laisser à peu près un an,</text:span><text:span text:style-name="T7"> donc dans un mois. </text:span></text:p>
        </text:list-item>
        <text:list-item>
          <text:p text:style-name="P16">Responsable : Jahao</text:p>
        </text:list-item>
      </text:list>
      <text:p text:style-name="P9">Tache 2 : Réservation du materiel : </text:p>
      <text:list xml:id="list1094300714" text:style-name="L2">
        <text:list-item>
          <text:p text:style-name="P32">ça inclut les chaises etc. mais aussi tout ce qui est nécessare pour le live et qui n’est pas inclus avec la salle. Il faut penser à le faire presque en même temps que la réservation de la salle. </text:p>
        </text:list-item>
        <text:list-item>
          <text:p text:style-name="P32"><text:span text:style-name="T23">Date : </text:span><text:span text:style-name="T7">entre 10 mois et 1 an à l’avance <text:s/></text:span></text:p>
        </text:list-item>
        <text:list-item>
          <text:p text:style-name="P32"><text:span text:style-name="T7">Responsable : </text:span><text:span text:style-name="T9">Rédacteur</text:span></text:p>
        </text:list-item>
      </text:list>
      <text:p text:style-name="P33">Tache 3 : S’occuper de la collation </text:p>
      <text:list xml:id="list3540929734" text:style-name="L3">
        <text:list-item>
          <text:p text:style-name="P36">au lieu de faire un traiteur, on pourrait faire 3 stands pour frites, salades, etc. Comme les foodtrucks où les gens peuvent payer directement.</text:p>
        </text:list-item>
        <text:list-item>
          <text:p text:style-name="P34"><text:span text:style-name="T32">Date : </text:span><text:span text:style-name="T8">au moins 2 mois à l’avance </text:span></text:p>
        </text:list-item>
        <text:list-item>
          <text:p text:style-name="P35"><text:span text:style-name="T8">Responsable : </text:span><text:span text:style-name="T9">Helena</text:span></text:p>
        </text:list-item>
      </text:list>
      <text:p text:style-name="P7"><text:span text:style-name="T24">T</text:span>âche 4 : Préparer les s<text:span text:style-name="T17">upports </text:span></text:p>
      <text:list xml:id="list3842767169" text:style-name="L4">
        <text:list-item>
          <text:p text:style-name="P37">Il faut penser à comment présenter les choses. Ça peut être thématique, avec un plan de navigation. On peut faire des sondages aussi pour etre montré en projecteur, television, tablette tactile. </text:p>
        </text:list-item>
        <text:list-item>
          <text:p text:style-name="P38"><text:span text:style-name="T27">Da</text:span><text:span text:style-name="T10">te : 6 ou 8 mois en avance </text:span><text:span text:style-name="T11">pour le matériel </text:span></text:p>
        </text:list-item>
        <text:list-item>
          <text:p text:style-name="P17">Responsable : Rédacteur</text:p>
        </text:list-item>
      </text:list>
      <text:p text:style-name="P10"><text:span text:style-name="T24">T</text:span>âche 5 : imprimer les posters <text:span text:style-name="T25">scientifiques : </text:span></text:p>
      <text:list xml:id="list1903878304" text:style-name="L5">
        <text:list-item>
          <text:p text:style-name="P21"><text:soft-page-break/>Ce sont les affiches, des supports scientifiques à montrer lors de l’événement. Les invités peuvent contribuer au contenu. </text:p>
        </text:list-item>
        <text:list-item>
          <text:p text:style-name="P21">Date : Pour imprimer, c’est deux mois à l’avance ; 10 mois à un an en avance pour travailler sur le contenu. </text:p>
        </text:list-item>
        <text:list-item>
          <text:p text:style-name="P21">Responsable : <text:span text:style-name="T32">Emilie</text:span></text:p>
        </text:list-item>
      </text:list>
      <text:p text:style-name="P11"><text:span text:style-name="T24">T</text:span>âche 6 : Contacter les invités : </text:p>
      <text:list xml:id="list1993661539" text:style-name="L6">
        <text:list-item>
          <text:p text:style-name="P22">Cela ne peut pas attendre ; il faut avoir la confirmation des invités avant d’imprimer les posters. Il faut pouvoir expliquer l’événement pour les inviter, mais ils peuvent participer à la planification des détails. C’est la deuxième chose à faire. </text:p>
        </text:list-item>
        <text:list-item>
          <text:p text:style-name="P23">Date : un an à l’avance, voire immédiatement </text:p>
        </text:list-item>
        <text:list-item>
          <text:p text:style-name="P23">Responsable : Helena</text:p>
        </text:list-item>
      </text:list>
      <text:p text:style-name="P7"><text:span text:style-name="T24">T</text:span>âche 7 : La communication : </text:p>
      <text:list xml:id="list4145280953" text:style-name="L7">
        <text:list-item>
          <text:p text:style-name="P39"><text:span text:style-name="T22">Cela viendra en dernier ; </text:span><text:span text:style-name="T21">il faut que tout soit en place pour faire les affiches. Le contenu des pubs devraient etre ni pour ni contre GAFAM. On pourrait inviter des journalistes et étudiants bloggeurs </text:span></text:p>
        </text:list-item>
        <text:list-item>
          <text:p text:style-name="P40">Date : Contacter les graphists 6 mois à l’avance, 3 mois à l’avance sur les réseaux sociaux, 2 mois à l’avance pour les pubs physiques (parce que ça coute, la communication) <text:s/></text:p>
        </text:list-item>
        <text:list-item>
          <text:p text:style-name="P18">Responsable : Emilie</text:p>
        </text:list-item>
      </text:list>
      <text:p text:style-name="P4">Tâche 8 : Contacter les sponsors : </text:p>
      <text:list xml:id="list3741052622" text:style-name="L8">
        <text:list-item>
          <text:p text:style-name="P41">C’est la première chose qu’il faut faire. Il y aura des sponsors privés et publiques e.g. l’état, la région et la ville de Marseille.</text:p>
        </text:list-item>
        <text:list-item>
          <text:p text:style-name="P41"><text:span text:style-name="T26">D</text:span>ate : il faut le faire un an à<text:span text:style-name="T3"> l’avance, voire tout de suite. – </text:span></text:p>
        </text:list-item>
        <text:list-item>
          <text:p text:style-name="P24"><text:span text:style-name="T32">Responsable : </text:span>Helena</text:p>
        </text:list-item>
      </text:list>
      <text:p text:style-name="P25">Tache 9: Gestion bugetaire :</text:p>
      <text:list xml:id="list2034963836" text:style-name="L9">
        <text:list-item>
          <text:p text:style-name="P27">En chef de projet qui fait du retroplanning. C’est la personne qui coordonne tout. Il faut gérer le budget et les deadlines. </text:p>
        </text:list-item>
        <text:list-item>
          <text:p text:style-name="P26">Date : du début jusqu’à la fin</text:p>
        </text:list-item>
        <text:list-item>
          <text:p text:style-name="P19">Responsable : Johao, comme il fait déjà des réservations</text:p>
        </text:list-item>
      </text:list>
      <text:p text:style-name="P28">Tache 10: <text:s/>Résumé de la conférence, synthèse du colloq :</text:p>
      <text:list xml:id="list704712257" text:style-name="L10">
        <text:list-item>
          <text:p text:style-name="P20">Faire un compte rendu publié dans des magazines, faire une synthèse des deux jours d’exposition. On peut faire aussi un montage de video du colloq sur youtube. Ça peut être présenté par thème. </text:p>
        </text:list-item>
        <text:list-item>
          <text:p text:style-name="P20"><text:soft-page-break/>Date : 3 mois après la colloq, en septembre, à la rentrée. </text:p>
        </text:list-item>
        <text:list-item>
          <text:p text:style-name="P20">Responsable : Emilie</text:p>
        </text:list-item>
      </text:list>
      <text:p text:style-name="P4"/>
      <text:p text:style-name="P5"><text:span text:style-name="T29">Résumé à haute voix</text:span><text:span text:style-name="T30">:</text:span><text:span text:style-name="T16"> ...Notre date d'événements ce sera le deuxième week-end de mai et pour le tableau des tâches on commence avant tout pour la recherche des sponsors donc la région privé/public  la ville de marseille. Ca se fait tout de suite et donc ce sera Helena qui sera en charge. En même temps on a le contact des invités qui se fait tout de suite aussi un an à l'avance avec toujours Léna. La réservation de la salle elle sera faite dix/douze mois à l'avance pour éviter un peu les inconvenus donc ça sera Joel qui s'en occupera la réservation du matériel pareil dix/douze mois à l'avance pour éviter qu'on se fasse piquer etc...donc c'est moi qui m'en occupe. La communication ce sera trois mois à l'avance sur tout ce qui est réseaux sociaux et deux mois à l'avance sur ceux qui est affiche matériel présence physique. Donc c’est Emilie qui s’en occupera. L’impression des posteurs elle se fera deux mois à l'avance toujours par Emilie. On préparera les supports qui seront mis en place pour l'exposition en moyenne six/huit mois à l'avance, ca laissera le temps de la réflexion : c’est vrai qui ce sera moi qui m'en occupera. La collation c’est deux mois à l’avance pour être sur d’assembler toutes les personnes qui participeront au buffet, contacter les food trucks, etc. Donc c’est Héléna qui s'en occupe. La gestion générale du budget elle part dès le début donc un an à l'avance jusqu' à la fin donc c’est Joel qui s'en occupera et enfin la rédaction synthèse du colloque et la mise en ligne des réunions ce sera fait par Emilie et ce sera en moyenne trois mois après la l'organisation de l'exposition.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9T09:48:54.206270911</meta:creation-date>
    <dc:date>2021-06-11T17:56:43.808707741</dc:date>
    <meta:editing-duration>PT2H43M29S</meta:editing-duration>
    <meta:editing-cycles>13</meta:editing-cycles>
    <meta:generator>LibreOffice/6.0.7.3$Linux_X86_64 LibreOffice_project/00m0$Build-3</meta:generator>
    <meta:document-statistic meta:table-count="0" meta:image-count="0" meta:object-count="0" meta:page-count="4" meta:paragraph-count="63" meta:word-count="1265" meta:character-count="7093" meta:non-whitespace-character-count="5879"/>
  </office:meta>
</office:document-meta>
</file>